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0FA307BB7B7882B7DE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07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ff00" fo:font-size="16pt" style:font-size-asian="16pt" style:font-size-complex="16pt"/>
    </style:style>
    <style:style style:name="P3" style:family="paragraph">
      <loext:graphic-properties draw:fill="none" draw:fill-color="#ffffff"/>
      <style:text-properties fo:color="#ffff00" fo:font-size="16pt" style:font-size-asian="16pt" style:font-size-complex="16pt"/>
    </style:style>
    <style:style style:name="P4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ow?</text:p>
          </draw:text-box>
        </draw:frame>
        <draw:frame draw:style-name="gr1" draw:text-style-name="P1" draw:layer="layout" svg:width="12.294cm" svg:height="10.244cm" svg:x="7.874cm" svg:y="3.98cm">
          <draw:image xlink:href="Pictures/100002010000012C000000FA307BB7B7882B7DEA.png" xlink:type="simple" xlink:show="embed" xlink:actuate="onLoad" loext:mime-type="image/png">
            <text:p/>
          </draw:image>
        </draw:frame>
        <draw:frame draw:style-name="gr2" draw:text-style-name="P3" draw:layer="layout" svg:width="2.032cm" svg:height="0.878cm" svg:x="10.414cm" svg:y="9.144cm">
          <draw:text-box>
            <text:p text:style-name="P2"><text:span text:style-name="T1">SW</text:span></text:p>
          </draw:text-box>
        </draw:frame>
        <draw:frame draw:style-name="gr2" draw:text-style-name="P3" draw:layer="layout" svg:width="2.032cm" svg:height="0.878cm" svg:x="12.954cm" svg:y="6.996cm">
          <draw:text-box>
            <text:p text:style-name="P2"><text:span text:style-name="T1">HW</text:span></text:p>
          </draw:text-box>
        </draw:frame>
        <draw:frame draw:style-name="gr2" draw:text-style-name="P3" draw:layer="layout" svg:width="2.032cm" svg:height="0.878cm" svg:x="16.256cm" svg:y="6.996cm">
          <draw:text-box>
            <text:p text:style-name="P2"><text:span text:style-name="T1">¿?</text:span></text:p>
          </draw:text-box>
        </draw:frame>
        <draw:frame draw:style-name="gr2" draw:text-style-name="P3" draw:layer="layout" svg:width="2.032cm" svg:height="0.878cm" svg:x="8.89cm" svg:y="7.504cm">
          <draw:text-box>
            <text:p text:style-name="P2"><text:span text:style-name="T1">¿?</text:span></text:p>
          </draw:text-box>
        </draw:frame>
        <draw:frame draw:style-name="gr2" draw:text-style-name="P3" draw:layer="layout" svg:width="2.032cm" svg:height="0.878cm" svg:x="12.192cm" svg:y="10.668cm">
          <draw:text-box>
            <text:p text:style-name="P2"><text:span text:style-name="T1">¿?</text:span></text:p>
          </draw:text-box>
        </draw:frame>
        <draw:frame draw:style-name="gr2" draw:text-style-name="P3" draw:layer="layout" svg:width="2.032cm" svg:height="0.878cm" svg:x="17.018cm" svg:y="9.144cm">
          <draw:text-box>
            <text:p text:style-name="P2"><text:span text:style-name="T1">¿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11:38:00.242048421</meta:creation-date>
    <dc:date>2021-08-27T11:59:50.075153246</dc:date>
    <meta:editing-duration>PT1M25S</meta:editing-duration>
    <meta:editing-cycles>1</meta:editing-cycles>
    <meta:document-statistic meta:object-count="31"/>
    <meta:generator>LibreOffice/6.4.7.2$Linux_X86_64 LibreOffice_project/40$Build-2</meta:generator>
  </office:meta>
</office:document-meta>
</file>